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wareFTPEntryParser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wareFTPEntryParser.Netware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wareFTPEntryParser.parseFTPEntry( String 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etwareFTPEntryParser.NetwareFTP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